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HTML">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1">
      <style:paragraph-properties loext:contextual-spacing="false" fo:margin-top="0cm" fo:margin-bottom="0cm"/>
    </style:style>
    <style:style style:name="P10" style:family="paragraph" style:parent-style-name="Text_20_body" style:list-style-name="L7">
      <style:paragraph-properties loext:contextual-spacing="false" fo:margin-top="0cm" fo:margin-bottom="0cm"/>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e rêve de CET pour la résilience alimentaire du territoire </text:h>
      <text:p text:style-name="Text_20_body"/>
      <text:list xml:id="list1333565110253290879" text:style-name="L1">
        <text:list-item>
          <text:list>
            <text:list-item>
              <text:p text:style-name="P9">Sabrina :</text:p>
            </text:list-item>
            <text:list-item>
              <text:p text:style-name="P2">Un annuaire qui peut aller chercher des infos et les importer d’autres annuaires existants et</text:p>
            </text:list-item>
          </text:list>
        </text:list-item>
      </text:list>
      <text:p text:style-name="Text_20_body">une carte geolocalisant les producteurs, dynamique avec des modes de recherche differents (type de production, code postal etc)</text:p>
      <text:list xml:id="list3774989819739007618" text:style-name="L2">
        <text:list-item>
          <text:list>
            <text:list-item>
              <text:p text:style-name="P3">un seul outil  qui permettrait a partir d’une seule interface (avec les infos qui  s’incrementent automatiquement dans tous les modules). Modulable en fonction des besoins (chaque utilisateur peut choisir les modules qu’il veut)</text:p>
            </text:list-item>
          </text:list>
        </text:list-item>
      </text:list>
      <text:p text:style-name="Text_20_body">        - de gerer les adherents/ clients<text:line-break/>        - de faire la compta,<text:line-break/>        - de gerer les stocks, les seuils d’alertes et les dlc (un seul stock meme si plusieurs lieux de         commande/distribution)<text:line-break/>        - de plateforme commerciale pour les clients <text:line-break/>        - d'envoyer les commandes aux fournisseurs automatiquement en fonction des ventes<text:line-break/>        - de sorties papier allégées pour la préparation des commandes<text:line-break/>        - de faire la caisse en ayant un ticket nominatif. O<text:line-break/>        - de payer par cb ou virement<text:line-break/>        - de faire du rapprochement bancaire<text:line-break/>        - messagerie intégrée pour communiquer avec les clients si necessaire (mise en page possible du mail)<text:line-break/><text:line-break/>        - proposable a d’autres producteurs :<text:line-break/>        si tous ces modules existent et sont disponibles, au-delà de l’annuaire geolocalisable, il me semble qu’il serait juste que certains soient payants (pour se rembourser le developpement)  et parce qu’on ne sera plus dans la logique gpt achat avec nos marges. quand on demarre on n'a pas de solution all inclusive pour gerer son exploitation. si on se demerde sur excel on se crée tout un tas de fichier et on cherche sur internet ce qu'on peut trouver en gratuit pour faire ci ou ça.</text:p>
      <text:list xml:id="list3320920828311061869" text:style-name="L3">
        <text:list-item>
          <text:list>
            <text:list-item>
              <text:p text:style-name="P4">au niveau  technique :</text:p>
            </text:list-item>
          </text:list>
        </text:list-item>
      </text:list>
      <text:p text:style-name="Text_20_body">        - Utilisation au maximum de logiciels open source pour créer la solution. <text:line-break/>        - Green code et solutions ecolo en terme de depenses energetiques<text:line-break/>        - sur un serveur localisé physiquement à castillon dont on serait propriétaire</text:p>
      <text:list xml:id="list3386870654668285610" text:style-name="L4">
        <text:list-item>
          <text:list>
            <text:list-item>
              <text:p text:style-name="P5">par rapport à  la résilience alimentaire :</text:p>
            </text:list-item>
          </text:list>
        </text:list-item>
      </text:list>
      <text:p text:style-name="Text_20_body">        - une base de données à part qui nous sert à piloter en amont<text:line-break/>        - constituée d’une enquête sur l’existant, de manière exhaustive (bio et conventionnel) répertoriant les terres, les outils, les compétences, les ressources en semences, les ressources en intrans, et autres ressources<text:line-break/>        - avoir une réserve locale de graines<text:line-break/>        - élaborer collectivement un plan B si on se retrouvait a devoir nourrir tout le monde en  totale autonomie locale en incluant tout le monde (bio ou non à la base) en ayant en amont  une reflexion pour les <text:soft-page-break/>encourager a se convertir ou a se diversifier<text:line-break/>        - etre capable de dire ce dont on a besoin en termes de quantité pour nourrir tout le monde,  pouvoir prévoir qui le fait et comment.</text:p>
      <text:list xml:id="list8597299823762627381" text:style-name="L5">
        <text:list-item>
          <text:list>
            <text:list-item>
              <text:p text:style-name="P6">Outils  existants interessants :         </text:p>
            </text:list-item>
          </text:list>
        </text:list-item>
      </text:list>
      <text:p text:style-name="Text_20_body"><text:a xlink:type="simple" xlink:href="https://parcel-app.org/composition-des-assiettes-relocalisees" text:style-name="Internet_20_link" text:visited-style-name="Visited_20_Internet_20_Link">https://parcel-app.org/composition-des-assiettes-relocalisees</text:a><text:line-break/><text:a xlink:type="simple" xlink:href="https://www.agencebio.org/" text:style-name="Internet_20_link" text:visited-style-name="Visited_20_Internet_20_Link">https://www.agencebio.org/</text:a></text:p>
      <text:list xml:id="list8037967702931682504" text:style-name="L6">
        <text:list-item>
          <text:list>
            <text:list-item>
              <text:p text:style-name="P7">avoir un plan C si plus du tout d’électricité (sauvegarde papier de toutes ces  données) qui prévoit aussi un plan C bis sans gasoil.</text:p>
            </text:list-item>
          </text:list>
        </text:list-item>
      </text:list>
      <text:p text:style-name="Text_20_body"><text:line-break/><text:line-break/><text:line-break/>fanny:<text:line-break/>Que faire pour que les institutions s’engagent vraiment concrètement ?<text:line-break/>-liste des terrains disponibles<text:line-break/>-liste des bâtiments disponibles<text:line-break/>-liste du matériel que l’on pourrait mettre en commun (notamment avec les espaces verts et les véhicules de fonction…)<text:line-break/>-rendre obligatoire une base de produits bio et/ou locaux dans toutes les cantines (écoles, collège, ehpad…), à l’école seulement 10% c’est pas assez.<text:line-break/>-mettre en place des composteurs un peu partout<text:line-break/>-faire des pistes cyclables<text:line-break/>-développer une démarche autour des énergies renouvelables et de la low-tech<text:line-break/>(installation de panneaux photovoltaïque, logiciels utilisés par les services)<text:line-break/>-éteindre les éclairages publics quand ils ne sont pas utiles (pour avoir enfin une nuit des étoiles filantes sans pollution lumineuse…)<text:line-break/><text:line-break/>Je rêve que la Mairie comprenne vraiment tout ce qu’on peut apporte à cette ville en nous offrant la possibilité de nous installer dans un vrai lieu qui nous permette de développer l’épicerie et surtout  l’accueil du public dans de bonnes conditions. <text:line-break/><text:line-break/>De notre côté<text:line-break/>ouvrir plus largement nos ateliers, diffuser plus l’information<text:line-break/>-développer une approche pédagogique dans les fermes, chez les producteurs pour les écoles, les centres de loisirs etc.<text:line-break/>-Je voudrais qu’il y ait + de choses pour les enfants comme les ateliers à la ferme qu’avait organisé Sabrina, ou des ateliers dans un « vrai local »<text:line-break/>-développer des chantiers participatifs (comme ceux des toilettes sèches, du compostage)<text:line-break/>-ouvrir au public des mini formations (jardinage, zéro déchets)<text:line-break/>-lancer des appels (on l’a déjà fait mais + largement) pour des achats communs (poules, terreau, matériaux…)<text:line-break/><text:line-break/>Elizabeth : Le rêve est d'être acteur de la résilience, c'est à dire : <text:line-break/>    avec l'épicerie :  identifier un solide réseau de fournisseurs du territoire et très diversifiés en produits  ;  proposer une distribution "circuit court" créative : en boutique + en drive + à domicile  + sur marché + <text:soft-page-break/>événements , ou en direct chez le producteur.   Faire en sorte que l'épicerie devienne "résiliente", c'est à dire capable de financer son fonctionnement avec 1 ou 2 salariés. Vérifier que la valeur ajoutée est reconnue par les producteurs et les adhérents usagers de l'asso , donc ce n'est pas un service "gratuit".  En fait, l'épicerie devient un vrai centre de ressources , pas seulement pour ses adhérents.<text:line-break/>    Avec ce réseau de fournisseurs et avec la relation avec les usagers / consommateurs : CET peut identifier les ressources en trop ou en manque sur le territoire et partager cette information avec les décideurs / administrations / structures du territoire pour élaborer ou proposer des actions de façon très réactives (CET seul , ou en partenariat, ou seulement info à utiliser par les autres structures)  :  du trop =&gt; vite faire une information vers les autres commerces / réseau ; du manque =&gt; rechercher avec ces structures relais de l'appro rapide, et projet long terme pour favoriser la production locale. <text:line-break/>     Avec les usagers / consommateurs : promouvoir l'autoproduction, même sur balcon ( grainothèque, ateliers, etc) ; encourager la consommation et la transformation des produits locaux de saison : ateliers conserves, ateliers confitures, événement conviviaux autour d'un produit ( potirons en fête, festival de la prune ..... ), toutes les astuces de recyclage, les déchets et le compostage .... <text:line-break/><text:line-break/>Nelly  : <text:line-break/>   averissement : Je réagis un peu aux autres propositions pour mieux expliciter mes propositions. <text:line-break/> Au niveau interne : <text:line-break/>     <text:span text:style-name="T1">La gestion administrative et financière  </text:span>de CET et de chacune des activités indépendamment, epicerie , café, formations, repair  café, ...   doit se faire  avec des logiciels dont il faudra développer les interfaces pour faciliter le travail. Pour l'instant , on a Garradin et Openconcerto.Il faudra définir les besoins pour chaque activité et voir comment on simplifie le travail. <text:line-break/>     A mon sens , on va pas recreer un logiciel de compta qui est relativement complexe et pour lequel il faut suivre les mises à jour légales ( c 'est lourd) alors que tout existe déjà. <text:line-break/>     <text:line-break/>     La communication  : <text:line-break/>         - un site web CET =&gt; doc générale et "fixe" pour grand public ( le lien dans tous les sites partenaires). ( Garradin étant pour les adhérents)<text:line-break/>         - une page facebook =&gt; les actualites  , info +" mouvantes"<text:line-break/>         - framavox pour les débats <text:line-break/>         - Garradin  : infos , gestion, archives... <text:line-break/>         A complèter par des outils non numériques : ex panneau affichage exterieur que les gens peuvent lire quand ils viennent . <text:line-break/>               <text:line-break/>        xxxxxxxxxx<text:line-break/>        CAL initial : c 'était d'abord un outil pour les consommateurs  : un annuaire des producteurs et des lieux ou évenements de commercialisation. Cela supposait un recensement, un système de mise à jour, un système de recherche  pouvant aller jusqu'au mapping, recherche par produits  ou par lieux. Le lien de l'annuaire devait être sur le site de CET, des communes, CDC, Dpt,Region, partenaires divers  et être facile a trouver par les moteurs de recherche.<text:line-break/> Le recensement des lieux de commercialisation devait permettre d ' informer les producteurs des opportunités. <text:line-break/> <text:line-break/> Il s'agissait juste de faire du lien producteurs /consommateurs par un annuaire numérique et un annuaire papier.<text:line-break/> <text:line-break/><text:soft-page-break/> CAL niveau 2 : création d'une plateforme de commercialisation . Je n'ai pas d'opinion car je suis pas très informée sur le fonctionnement de Cagette. Par principe , je suis plutôt favorable à développer l'existant et à l'améliorer si besoin, mais quand l'existant ne répond plus aux besoins et qu'il n y a pas de marge d'adaptation , il faut créer...  J'aime bien l'idée d'Elizabeth , de pouvoir faire la gestion des manques et des excédents  par une  mise en relation rapide des acteurs adéquats...<text:line-break/> <text:line-break/> CAL niveau 3 :  Création d'une plateforme d'information , de formation et d'échanges sur  : <text:line-break/>     les terres disponibles ( ventes, achat, prêt, ...), les graines,les plants, les outils, les formations,  les chantiers participatifs, les financements, les opportunités de commercialisations, les trocs de services (saisie de compta contre des légumes...), bref , tout ce qui est nécessaire pour que toutes les initiatives et les envies puissent trouver ce dont elles ont besoin pour s'épanouir : une sorte de "bon coin" de la transition agricole.  <text:line-break/>   <text:line-break/>CAL niveau 4 : Création d' une plateforme de coordination territoriale , à construire avec toutes les instances  : institutionnelles, partenariales et citoyennes .  Il s'agirait plus d'un outil de planification  de la résilience alimentaire pour le territoire  dont il faudrait définir le contour global/ les contours particuliers  (PETR?). <text:line-break/><text:line-break/><text:span text:style-name="Strong_20_Emphasis">Ce qui me semble le plus intéressant, utile,  et rapide à faire même si difficile pour le recueil de l'info , c'est le niveau  3.  C'est celui là qui me semble être nécessaire . C est peut être aussi ce qui mettra en évidence les manquements en terme de "politiques" et d'actions,  que ce soient des pouvoirs publics , des chambres, des banques...</text:span><text:line-break/> <text:line-break/> <text:line-break/><text:span text:style-name="Strong_20_Emphasis">DOCUMENT DE TRAVAIL - PB - 16 AVRIL 2020</text:span><text:line-break/><text:line-break/><text:span text:style-name="Strong_20_Emphasis">UN SI JOLI MOIS DE MAI</text:span><text:line-break/><text:line-break/><text:span text:style-name="Strong_20_Emphasis">Au printemps de quoi rêves-tu ? D'un printemps ininterrompu</text:span><text:line-break/><text:a xlink:type="simple" xlink:href="https://m.ina.fr/video/I00013422/jean-ferrat-au-printemps-de-quoi-revais-tu-video.html" text:style-name="Internet_20_link" text:visited-style-name="Visited_20_Internet_20_Link">https://m.ina.fr/video/I00013422/jean-ferrat-au-printemps-de-quoi-revais-tu-video.html</text:a><text:line-break/><text:line-break/><text:span text:style-name="Strong_20_Emphasis">A. ETAT DES LIEUX</text:span><text:line-break/><text:line-break/>La battement d'aile d'une chauve souris en Chine fin 2019 a été le déclencheur d'une tornade économique, financière et politique qui balaye le village mondial. Que va t-il se passer ensuite ? <text:line-break/><text:line-break/>Trois récits dominent actuellement :</text:p>
      <text:list xml:id="list6609613280142385186" text:style-name="L7">
        <text:list-item>
          <text:list>
            <text:list-item>
              <text:p text:style-name="P10">celui  d'une reprise de la croissance qui va en corrigeant quelques défauts continuer à attribuer le fruit de cette croissance aux détenteurs du capital</text:p>
            </text:list-item>
            <text:list-item>
              <text:p text:style-name="P10">        </text:p>
            </text:list-item>
            <text:list-item>
              <text:p text:style-name="P10">celui d'une reprise de la croissance qui en corrigeant quelques défauts va répartir d'une manière égalitaire le fruit de cette croissance                  </text:p>
            </text:list-item>
            <text:list-item>
              <text:p text:style-name="P10">        </text:p>
            </text:list-item>
            <text:list-item>
              <text:p text:style-name="P10">celui  qui considère que le fruit est empoisonné, que l'effondrement est inéluctable et qu'il faut nous adapter en renforçant rapidement notre résilience individuelle comme collective          </text:p>
            </text:list-item>
            <text:list-item>
              <text:p text:style-name="P8"/>
            </text:list-item>
          </text:list>
        </text:list-item>
      </text:list>
      <text:p text:style-name="Text_20_body"><text:line-break/><text:soft-page-break/>Depuis Ellul, Charbonneau, Illich, le rapport du Club de Rome en 1972 les signaux d'alerte se multiplient sur la capacité de notre modèle économique à poursuivre une croissance infinie dans un monde fini. Pour le club de Rome la décennie 2020/2030 serait celle du début de la décroissance économique, démographique... en bref de l'effondrement.<text:line-break/><text:line-break/>On ne change que par les crises. La crise mondiale générée par le covid 19 va peut-être dans le cadre de l'utilisation de la « stratégie du choc », permettre aux détenteurs du capital de renforcer leur puissance ou au contraire permettre un changement radical de modèle économique et social.<text:line-break/><text:line-break/><text:span text:style-name="T1">Hypothèse 1 </text:span>: Ce ne sont pas les gagnants actuels du modèle économique en place : actionnaires et dirigeants des grandes entreprises, politiciens élus grâce à l'argent de ces entreprises, journalistes des grands médias propriétés de ces entreprises et qui vivent de la publicités de ces entreprises, qui vont être les promoteurs d'un changement de modèle...<text:line-break/><text:line-break/><text:span text:style-name="T1">Hypothèse 2</text:span> : Les opposants politiques à ce modèle, n'ont pas été capables à ce jour de produire une alternative économique et politique crédible au modèle en place. Il est peu probable qu'ils y parviennent avant qu'un nouvel équilibre post covid soit trouvé.<text:line-break/><text:line-break/><text:span text:style-name="T1">Hypothèse 3</text:span> : Le pouvoir rend fou et corrompt<text:line-break/><text:line-break/><text:span text:style-name="T1">Hypothèse 4 </text:span>: Les êtres humains sont addicts à la consommation<text:line-break/><text:line-break/>Si ces changements radicaux ne peuvent être descendants depuis les élites économique, politique, culturelle, intellectuelle..., ni depuis leurs opposants politiques traditionnels, elles ne peuvent donc être que remontantes, à partir de ces citoyens qui ont pris conscience que le système actuel nous menait à notre perte et que le changer est une question de vie ou de mort. Ils sont de plus en plus nombreux et probablement majoritaire dans notre pays. <text:line-break/><text:line-break/>Cela en l'absence d'une idéologie capable de poser un diagnostic, de définir des objectifs et des moyens et enfin de mobiliser collectivement. A moins de considérer que l’approche libertaire « L'ordre sans le pouvoir » puisse être cette idéologie.<text:line-break/><text:line-break/>Cela implique que la révolution à venir doit partir du local à partir des classes moyennes et populaires. De Gandhi à Martin Luther King, nous avons quand même quelques précédents de révolutions citoyennes remontantes ayant abouti positivement.<text:line-break/><text:line-break/>Nous avons jusqu’au 11 mai pour nous organiser !<text:line-break/><text:line-break/><text:span text:style-name="Strong_20_Emphasis">B. A DEFAUT D'UNE IDEOLOGIE COMMUNE DES VALEURS EN COMMUN </text:span><text:line-break/><text:line-break/><text:span text:style-name="Strong_20_Emphasis">1. Résilience </text:span>– renforcer notre capacité individuelle et collective à subir des chocs qui vont être de plus fréquents et brutaux. Nous ne serons résilient que si nos voisins le sont, avoir de bonnes relations avec eux est notre meilleure assurance pour l'avenir.<text:line-break/><text:line-break/><text:span text:style-name="Strong_20_Emphasis">2. Sobriété</text:span> – individuellement être le plus cohérent possible, s'engager à réduire de manière conséquentes sa production de CO2, en réduisant son utilisation de l'avion, de la voiture, sa consommation de viande, sa <text:soft-page-break/>consommation énergétique, ses achats de produits neufs..., en privilégiant les achats bio locaux, les distributeurs alternatifs d’énergie, le réemploi, le recyclage...<text:line-break/><text:line-break/><text:span text:style-name="Strong_20_Emphasis">3. Autonomie et relocalisation</text:span> – un monde en cours « d'effondrement » se simplifie, chacun doit apprendre ou réapprendre à produire un partie de son alimentation, de son énergie, à construire, à réparer... il ne s'agit pas d'autarcie mais de choisir ses dépendances<text:line-break/><text:line-break/><text:span text:style-name="Strong_20_Emphasis">4. Coopération </text:span>– passer d'une logique de concurrence à une logique de coopération, s'entraider, retrouver le sens du collectif, mobiliser l’intelligence collective, moins d'énergie carbonée c'est plus de travail physique humain<text:line-break/><text:line-break/><text:span text:style-name="Strong_20_Emphasis">5. Démocratie horizontale </text:span>– mettre en place un fonctionnement le plus horizontal, participatif et direct possible. Eviter les prises de pouvoir<text:line-break/><text:line-break/><text:span text:style-name="Strong_20_Emphasis">6. Bienveillance et non violence </text:span>– ce n'est pas être bisounours, c'est empêcher que le retour de la violence ne commence par soi. C'est notre capacité à accepter l'autre. L’usage de l'action directe non violente à visage découvert est à utiliser quand c'est nécessaire<text:line-break/><text:line-break/><text:span text:style-name="Strong_20_Emphasis">7. Parmaculture</text:span> – de sa philosophie « prendre soin de la planète, prendre soin des êtres humains, partager les excédents » aux techniques agricoles est notre base "technique"<text:line-break/><text:line-break/><text:span text:style-name="Strong_20_Emphasis">8. Low-tech</text:span> – réinventer une technologie douce, à faible consommation de carbone, maitrisable et au service des êtres humains<text:line-break/><text:line-break/><text:span text:style-name="Strong_20_Emphasis">9.</text:span> Une <text:span text:style-name="Strong_20_Emphasis">relation avec les pouvoirs en place</text:span> au niveau local et intermédiaire qui soit positive, constructive, l'objectif n'est pas de les combattre mais de les convaincre<text:line-break/><text:line-break/><text:span text:style-name="Strong_20_Emphasis">10. Biens communs </text:span>– considérer que la terre, l'air, l'eau, la vie, la santé... sont des biens communs<text:line-break/><text:line-break/><text:span text:style-name="Strong_20_Emphasis">11. Nature</text:span> - changer radicalement notre rapport à la nature, à la vie...<text:line-break/><text:line-break/><text:span text:style-name="Strong_20_Emphasis">C. ET CONCRETEMENT POUR CET ?</text:span><text:line-break/><text:line-break/><text:span text:style-name="T1">Objectif</text:span> :<text:line-break/><text:line-break/>- localement participer à la construction d'un modèle économique, social, politique... alternatif à partir de l'ancien système, sans être dans une posture de conflit mais au contraire d'ouverture face aux divers acteurs locaux. <text:line-break/><text:line-break/>- En priorité renforcer l'autonomie alimentaire bio et d'énergies renouvelables du territoire. <text:line-break/><text:line-break/>- Être prêt pour le 11 mai !<text:line-break/><text:line-break/><text:span text:style-name="T1">Moyens</text:span> :<text:line-break/><text:line-break/>- Construire et valider collectivement un argumentaire : état des lieux, valeurs et proposition opérationnelle, <text:soft-page-break/>l'expérimenter, réfléchir au(x) territoire(s) pertinents, le castillonnais avec CET et Au fil de l'eau en transition ? le St Emilionnais avec le Biotope.festival ? le créonnais/targonais avec Biotimarrons et E2M en transition ?, d'autres ?<text:line-break/><text:line-break/>- Mettre en place les outils notamment informatiques qui permettent aux personnes qui se retrouvent dans cette démarche de se repérer localement (village, CdC, territoires vécus...), d'entrer en contact, d’organiser des échanges, des actions., d'accompagner les porteurs ce projet...<text:line-break/><text:line-break/>- Réorganiser les 4 activités de CET autour de cet axe ; épicerie bio participative (mettre en contact producteurs et consommateurs bio...), café associatif (travailler sur un nouveau récit, l'autonomie intellectuelle via l'éducation populaire...) forge enchantée (autonomie énergétique, low tech, formations...) et étude action sur la résilience alimentaire (utiliser l'étude action CAL pour préfigurer la plate forme d'accompagnement...)<text:line-break/><text:line-break/>- Organiser via des conférences téléphoniques<text:line-break/><text:line-break/><text:line-break/>L'ampleur de la crise semble être prise au sérieux par une majorité des sondés, 61% estimant que nos sociétés «ne pourront plus jamais fonctionner comme avant et que notre rapport aux autres, à l’environnement, à la croissance, et à la mondialisation changeront profondément».  Les résultats de l'étude notent une «lame de fond» sur la question de l'indépendance industrielle et agricole du pays : «Ainsi 9 Français sur 10 demandent au président de relocaliser nos productions industrielles (92%)», peut-on lire dans la partie analyse du sondage, menée par Gaël Sliman, président et cofondateur d’Odoxa. En outre ils seraient 93% à vouloir «garantir l’autonomie agricole de la France» et 91% à «favoriser la recherche en France».  Autre préoccupation des Français, la question écologique : 87% des sondés demandent ainsi un «renforcement de la politique écologique et environnementale de la France».<text:line-break/><text:line-break/>En savoir plus sur RT France : <text:a xlink:type="simple" xlink:href="https://francais.rt.com/france/74052-9-francais-sur-10-favorables-relocalisation-industrie-selon-sondage?fbclid=IwAR20fTRUrgnDUtgY3SlzjYpNUQ4NwwkOrOdetrb3Sr_aXYNzvlF_ka1w10w#.Xpdp01sdjB4.facebook" text:style-name="Internet_20_link" text:visited-style-name="Visited_20_Internet_20_Link">https://francais.rt.com/france/74052-9-francais-sur-10-favorables-relocalisation-industrie-selon-sondage?fbclid=IwAR20fTRUrgnDUtgY3SlzjYpNUQ4NwwkOrOdetrb3Sr_aXYNzvlF_ka1w10w#.Xpdp01sdjB4.facebook</text:a><text:line-break/><text:line-break/><text:line-break/><text:a xlink:type="simple" xlink:href="https://www.ouest-france.fr/sante/virus/coronavirus/coronavirus-un-site-internet-recense-les-producteurs-locaux-et-bio-6805068" text:style-name="Internet_20_link" text:visited-style-name="Visited_20_Internet_20_Link">https://www.ouest-france.fr/sante/virus/coronavirus/coronavirus-un-site-internet-recense-les-producteurs-locaux-et-bio-6805068</text:a><text:line-break/><text:a xlink:type="simple" xlink:href="https://www.notretemps.com/high-tech/actualites/pourquoi-le-coronavirus-ne-nuit-pas-aux-afp-202004,i217177" text:style-name="Internet_20_link" text:visited-style-name="Visited_20_Internet_20_Link">https://www.notretemps.com/high-tech/actualites/pourquoi-le-coronavirus-ne-nuit-pas-aux-afp-202004,i217177</text:a><text:line-break/><text:a xlink:type="simple" xlink:href="https://saint-brieuc.maville.com/actu/actudet_-coronavirus.-un-site-internet-recense-les-producteurs-locaux-et-bio_loc-4067388_actu.Htm" text:style-name="Internet_20_link" text:visited-style-name="Visited_20_Internet_20_Link">https://saint-brieuc.maville.com/actu/actudet_-coronavirus.-un-site-internet-recense-les-producteurs-locaux-et-bio_loc-4067388_actu.Htm</text:a><text:line-break/><text:a xlink:type="simple" xlink:href="https://positivr.fr/voici-une-carte-interactive-pour-soutenir-les-commerces-responsables-pendant-le-confinement/" text:style-name="Internet_20_link" text:visited-style-name="Visited_20_Internet_20_Link">https://positivr.fr/voici-une-carte-interactive-pour-soutenir-les-commerces-responsables-pendant-le-confinement/</text:a><text:line-break/><text:a xlink:type="simple" xlink:href="https://manger-ecolocal.fr/" text:style-name="Internet_20_link" text:visited-style-name="Visited_20_Internet_20_Link">https://manger-ecolocal.fr/</text:a><text:line-break/><text:line-break/>Antoinette<text:line-break/>Pas facile de prendre le clavier après les envoyées politiques, idéales et révolutionnaires de notre Pascal tenace, inspirant et militant.... je serai plus simple<text:line-break/><text:soft-page-break/>Pour moi pour construire ce rêve d'une autosuffisance alimentaire locale (et peut-être une certaine résilience), il faut repenser tous les maillons de la chaîne alimentaire actuelle et en particulier tous ceux qui mènent à la grande distribution et ses cathédrales si hypnotisantes... Ils ont mis en place des circuits qu'il faut couper pour que les producteurs locaux puissent prendre leur place pleinement dans le tissu local. Ils ont mis en place des plateformes de regroupement logistique qu'il faut fissurer pour arrêter d'envoyer les produits locaux vers ses plateformes pour ensuite les faire revenir. Il faut se réapproprier la logistique et les vérifications sanitaires. Bref, comment faire maigrir ces "mammouths" (et autres Leclerc) pour qu'ils arrêtent de nous envahir et nous écraser?<text:line-break/>A notre échelle, il me semble effectivement important de répertorier les producteurs locaux avec leur productions et techniques de production et ce depuis les terres (surface et type de sol + serres) et les graines (les achètent-ils ou les font-ils), en passant par leur méthodes et pratiques agricoles, avec quels outils (du tracteur à la grelinette), qui entretient le matériel (où sont les forgerons d'antan), leur débouchés commerciaux et leur modes de commercialisation, les choix majeurs qu'ils ont été amenés à faire (bio vs conventionnels et pourquoi?) et leur difficultés majeures (quelle dépendance bancaire). Tout cela pour mieux comprendre le tissu agricole local et ses possibilités d'évolution vers du 100% bio ainsi que sa capacité à répondre ou non à la demande alimentaire des habitants de la région.<text:line-break/>Concernant les outils et leur entretien, j'aimerais que nous puissions proposer une plateforme en ligne pour le partage au plus près et l'entretien dès que nécessaire, plus la conception low-tech pour des outils simples, solides et pratiques voir la coopérative d'autoproduction - l'atelier paysan <text:a xlink:type="simple" xlink:href="https://www.latelierpaysan.org/" text:style-name="Internet_20_link" text:visited-style-name="Visited_20_Internet_20_Link">https://www.latelierpaysan.org/</text:a><text:line-break/>ou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ejaVu Sans" style:font-size-asian="12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Noto Sans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fo:line-height="120%"/>
      <style:text-properties style:font-name="Liberation Serif" fo:font-size="24pt" fo:font-weight="bold" style:font-name-asian="DejaVu Sans" style:font-size-asian="24pt" style:font-weight-asian="bold" style:font-name-complex="Noto Sans Devanagari"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fo:line-height="120%"/>
      <style:text-properties style:font-name="Liberation Serif" fo:font-size="18pt" fo:font-weight="bold" style:font-name-asian="DejaVu Sans" style:font-size-asian="18pt" style:font-weight-asian="bold" style:font-name-complex="Noto Sans Devanagari"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fo:line-height="120%"/>
      <style:text-properties style:font-name="Liberation Serif" fo:font-size="14pt" fo:font-weight="bold" style:font-name-asian="DejaVu Sans" style:font-size-asian="14pt" style:font-weight-asian="bold" style:font-name-complex="Noto Sans Devanagari"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fo:line-height="120%"/>
      <style:text-properties style:font-name="Liberation Serif" fo:font-size="12pt" fo:font-weight="bold" style:font-name-asian="DejaVu Sans" style:font-size-asian="12pt" style:font-weight-asian="bold" style:font-name-complex="Noto Sans Devanagari"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loext:contextual-spacing="false" fo:margin-top="0.212cm" fo:margin-bottom="0.106cm" fo:line-height="120%"/>
      <style:text-properties style:font-name="Liberation Serif" fo:font-size="10pt" fo:font-weight="bold" style:font-name-asian="DejaVu Sans" style:font-size-asian="10pt" style:font-weight-asian="bold" style:font-name-complex="Noto Sans Devanagari"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loext:contextual-spacing="false" fo:margin-top="0.106cm" fo:margin-bottom="0.106cm" fo:line-height="120%"/>
      <style:text-properties style:font-name="Liberation Serif" fo:font-size="7pt" fo:font-weight="bold" style:font-name-asian="DejaVu Sans" style:font-size-asian="7pt" style:font-weight-asian="bold" style:font-name-complex="Noto Sans Devanagari" style:font-size-complex="7pt" style:font-weight-complex="bold"/>
    </style:style>
    <style:style style:name="Source_20_Text" style:display-name="Source Text" style:family="text">
      <style:text-properties style:font-name="monospace" style:font-name-asian="monospace" style:font-name-complex="monospace"/>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9g13-omqs2kuj6e</dc:title>
    <meta:initial-creator>Etherpad</meta:initial-creator>
    <dc:creator>Etherpad</dc:creator>
    <meta:generator>OpenOffice/4.1.6$Win32 OpenOffice.org_project/416m1$Build-9790</meta:generator>
    <meta:document-statistic meta:table-count="0" meta:image-count="0" meta:object-count="0" meta:page-count="8" meta:paragraph-count="20" meta:word-count="3135" meta:character-count="21009"/>
    <meta:user-defined meta:name=""/>
  </office:meta>
</office:document-meta>
</file>